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9bbc" officeooo:paragraph-rsid="00029bbc"/>
    </style:style>
    <style:style style:name="P2" style:family="paragraph" style:parent-style-name="Standard">
      <style:text-properties officeooo:rsid="00029bbc" officeooo:paragraph-rsid="0003d194"/>
    </style:style>
    <style:style style:name="P3" style:family="paragraph" style:parent-style-name="Standard">
      <style:text-properties officeooo:rsid="000495bd" officeooo:paragraph-rsid="000495b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95bd" officeooo:paragraph-rsid="000495bd" style:font-weight-asian="bold" style:font-weight-complex="bold"/>
    </style:style>
    <style:style style:name="T1" style:family="text">
      <style:text-properties officeooo:rsid="0003d194"/>
    </style:style>
    <style:style style:name="T2" style:family="text">
      <style:text-properties officeooo:rsid="000640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Entrega de Pedidos </text:p>
      <text:p text:style-name="P1"/>
      <text:p text:style-name="P1">Personagens </text:p>
      <text:p text:style-name="P1"><text:span text:style-name="T1">Vendedor, Entregador, Cliente Final</text:span>, Veiculo, Objeto</text:p>
      <text:p text:style-name="P1"/>
      <text:p text:style-name="P1">ESTÁGIO 01 → <text:span text:style-name="T1">Vendedor vê a necessidade de entrega do objeto</text:span></text:p>
      <text:p text:style-name="P1">ESTÁGIO 02 → <text:span text:style-name="T1">Vendedor cadastra objeto no sistema, através do número de controle.</text:span></text:p>
      <text:p text:style-name="P1">ESTÁGIO 03 → <text:span text:style-name="T1">Entregadores cadastrados no sistema recebem notificação através de grupo de <text:tab/><text:tab/>WhatsApp.</text:span></text:p>
      <text:p text:style-name="P1">ESTÁGIO 04 → <text:span text:style-name="T1">O entregador mais perto, indica através do aplicativo, diz que vai buscar o objeto.</text:span></text:p>
      <text:p text:style-name="P2">ESTÁGIO 05 → <text:span text:style-name="T1">Cliente recebe no WhatsApp que o entregador vai buscar o objeto.</text:span></text:p>
      <text:p text:style-name="P1">ESTÁGIO 06→ <text:span text:style-name="T1">Entregador coleta o objeto → Gerar notificação</text:span></text:p>
      <text:p text:style-name="P2">ESTÁGIO 07 → <text:span text:style-name="T1">Entregador entrega o objeto → Gerar notificação</text:span></text:p>
      <text:p text:style-name="P1">ESTÁGIO 08 → <text:span text:style-name="T1">Cliente Final avisa que recebeu o produto.</text:span></text:p>
      <text:p text:style-name="P1"/>
      <text:p text:style-name="P1">________________________________________________________________________________</text:p>
      <text:p text:style-name="P1"/>
      <text:p text:style-name="P4">AÇÕES – PORTUGUÊS </text:p>
      <text:p text:style-name="P3"/>
      <text:p text:style-name="P3">PESSOA VENDEDOR:</text:p>
      <text:p text:style-name="P3"><text:tab/>Entrar no sistema</text:p>
      <text:p text:style-name="P3"><text:tab/>Cadastrar objetos</text:p>
      <text:p text:style-name="P3"><text:tab/>Atualizar objetos</text:p>
      <text:p text:style-name="P3"><text:tab/>Excluir objetos<text:tab/></text:p>
      <text:p text:style-name="P3"/>
      <text:p text:style-name="P3">PESSOA ENTREGADOR: </text:p>
      <text:p text:style-name="P3"><text:tab/>Entrar no sistema</text:p>
      <text:p text:style-name="P3"><text:tab/>Coletar objeto</text:p>
      <text:p text:style-name="P3"><text:tab/>Finalizar entrega</text:p>
      <text:p text:style-name="P3"><text:tab/>Cadastrar Veiculo</text:p>
      <text:p text:style-name="P3"><text:tab/>Excluir Veiculo</text:p>
      <text:p text:style-name="P3"><text:s/></text:p>
      <text:p text:style-name="P3">PESSOA CLIENTE:</text:p>
      <text:p text:style-name="P3"><text:tab/>Entrar no sistema</text:p>
      <text:p text:style-name="P3"><text:tab/><text:span text:style-name="T2">Indicar Recebimento do Objet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12:43:35.273000000</dc:date>
    <meta:editing-duration>PT13M13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8" meta:word-count="146" meta:character-count="1032" meta:non-whitespace-character-count="893"/>
  </office:meta>
</office:document-meta>
</file>